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adornments="Normal" style:font-family-generic="script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style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font-style-asian="normal"/>
    </style:style>
    <style:style style:name="T5" style:family="text">
      <style:text-properties style:font-style-complex="normal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line-break/>Système d'exploitation<text:line-break/></text:p>
      <text:p text:style-name="Heading">Assembler manuellement :</text:p>
      <text:p text:style-name="P1">MOV CX, [BX + SI + 2]</text:p>
      <text:p text:style-name="Text_20_body">MOV reg, mem<text:line-break/>1000 10dw md,reg,r/m</text:p>
      <text:p text:style-name="Text_20_body">d <text:tab/>= 1<text:line-break/>w <text:tab/>= 1<text:line-break/>md<text:tab/>= 01<text:line-break/>reg<text:tab/>= 001<text:line-break/>r/m<text:tab/>= 000<text:line-break/>+ 2<text:tab/>= 0000 0010</text:p>
      <text:p text:style-name="Text_20_body">1000 1011 0100 1000 0000 0010 <text:tab/>=&gt; <text:span text:style-name="T6">8B4802</text:span></text:p>
      <text:p text:style-name="Text_20_body"/>
      <text:p text:style-name="P1"><text:span text:style-name="T2">MOV SI, [BP + DI]</text:span></text:p>
      <text:p text:style-name="Text_20_body"><text:span text:style-name="T2">MOV reg, mem<text:line-break/>1000 10dw md,reg,r/m</text:span></text:p>
      <text:p text:style-name="Text_20_body"><text:span text:style-name="T2">d<text:tab/>= 1<text:line-break/>w<text:tab/>= 1<text:line-break/>md<text:tab/>= 00<text:line-break/>reg<text:tab/>= 110<text:line-break/>r/m<text:tab/>= 011</text:span></text:p>
      <text:p text:style-name="Text_20_body"><text:span text:style-name="T2">1000 1011 0011 0011<text:tab/><text:tab/><text:tab/>=&gt; </text:span><text:span text:style-name="T3">8B3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adornments="Normal" style:font-family-generic="script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text-align="justify" style:justify-single-word="false" style:shadow="none" fo:keep-with-next="always"/>
      <style:text-properties style:font-name="Verdana" fo:font-size="12pt" fo:font-weight="bold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Comic Sans MS" fo:font-size="10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Subtitle" style:class="chapter">
      <style:paragraph-properties fo:text-align="center" style:justify-single-word="false" fo:padding="0.049cm" fo:border="0.002cm solid #000000" style:shadow="none"/>
      <style:text-properties style:font-name="Verdana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Comic Sans MS" fo:font-size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COURTOIS Laurent 210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aurent Courtois</meta:initial-creator>
    <meta:creation-date>2009-02-04T15:21:35.11</meta:creation-date>
    <dc:date>2009-03-12T00:10:57.89</dc:date>
    <dc:creator>Laurent Courtois</dc:creator>
    <meta:editing-duration>PT00H48M57S</meta:editing-duration>
    <meta:editing-cycles>13</meta:editing-cycles>
    <meta:generator>OpenOffice.org/3.0$Win32 OpenOffice.org_project/300m5$Build-9350</meta:generator>
    <meta:document-statistic meta:table-count="0" meta:image-count="0" meta:object-count="0" meta:page-count="1" meta:paragraph-count="11" meta:word-count="81" meta:character-count="338"/>
  </office:meta>
</office:document-meta>
</file>